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5-10-0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4-12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4-10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4-04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4-01-1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3-01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2-10-1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2-01-1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1-10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1-04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1-01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20-01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9-10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9-01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8-01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7-01-11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104099285801</text:p>
          </table:table-cell>
          <table:table-cell office:value-type="string" calcext:value-type="string">
            <text:p>25S 20W 26AAC 01</text:p>
          </table:table-cell>
          <table:table-cell office:value-type="string" calcext:value-type="string">
            <text:p>2016-01-05 16:0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